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18.88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Records</text:p>
          </table:table-cell>
          <table:table-cell table:style-name="ce1" office:value-type="string">
            <text:p>Abb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ОКС</text:p>
          </table:table-cell>
          <table:table-cell office:value-type="string">
            <text:p>Общероссийский классификатор стандартов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ОКУН</text:p>
          </table:table-cell>
          <table:table-cell office:value-type="string">
            <text:p>Общероссийский классификатор услуг населению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ОКИСЗН</text:p>
          </table:table-cell>
          <table:table-cell office:value-type="string">
            <text:p>Общероссийский классификатор информации по социальной защите населения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ОКП</text:p>
          </table:table-cell>
          <table:table-cell office:value-type="string">
            <text:p>Общероссийский классификатор продукции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ОКУД</text:p>
          </table:table-cell>
          <table:table-cell office:value-type="string">
            <text:p>Общероссийский классификатор управленческой документации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ЕСКД</text:p>
          </table:table-cell>
          <table:table-cell office:value-type="string">
            <text:p>Общероссийский классификатор изделий и конструкторских документов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ОКОФ</text:p>
          </table:table-cell>
          <table:table-cell office:value-type="string">
            <text:p>Общероссийский классификатор основных фондов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ОКВ</text:p>
          </table:table-cell>
          <table:table-cell office:value-type="string">
            <text:p>Общероссийский классификатор валют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ОКЕИ</text:p>
          </table:table-cell>
          <table:table-cell office:value-type="string">
            <text:p>Общероссийский классификатор единиц измерения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ОКИН</text:p>
          </table:table-cell>
          <table:table-cell office:value-type="string">
            <text:p>Общероссийский классификатор информации о населении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ОКД</text:p>
          </table:table-cell>
          <table:table-cell office:value-type="string">
            <text:p>Общероссийский классификатор деталей, изготавливаемых сваркой, пайкой, склеиванием и термической резкой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ОТКД</text:p>
          </table:table-cell>
          <table:table-cell office:value-type="string">
            <text:p>Общероссийский технологический классификатор деталей машиностроения и приборостроения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ОТКСЕ</text:p>
          </table:table-cell>
          <table:table-cell office:value-type="string">
            <text:p>Общероссийский технологический классификатор сборочных единиц машиностроения и приборостроения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ОКСМ</text:p>
          </table:table-cell>
          <table:table-cell office:value-type="string">
            <text:p>Общероссийский классификатор стран мира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ОКОК</text:p>
          </table:table-cell>
          <table:table-cell office:value-type="string">
            <text:p>Общероссийский классификатор информации об общероссийских классификаторах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ОКОГУ</text:p>
          </table:table-cell>
          <table:table-cell office:value-type="string">
            <text:p>Общероссийский классификатор органов государственной власти и управления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ОКАТО</text:p>
          </table:table-cell>
          <table:table-cell office:value-type="string">
            <text:p>Общероссийский классификатор объектов административно-территориального деления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ОКПО</text:p>
          </table:table-cell>
          <table:table-cell office:value-type="string">
            <text:p>Общероссийский классификатор предприятий и организаций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ОКФС</text:p>
          </table:table-cell>
          <table:table-cell office:value-type="string">
            <text:p>Общероссийский классификатор форм собственности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ОКОПФ</text:p>
          </table:table-cell>
          <table:table-cell office:value-type="string">
            <text:p>Общероссийский классификатор организационно-правовых форм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ОКТМО</text:p>
          </table:table-cell>
          <table:table-cell office:value-type="string">
            <text:p>Общероссийский классификатор территорий муниципальных образований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ОКДП</text:p>
          </table:table-cell>
          <table:table-cell office:value-type="string">
            <text:p>Общероссийский классификатор видов экономической деятельности, продукции и услуг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ОКЭР</text:p>
          </table:table-cell>
          <table:table-cell office:value-type="string">
            <text:p>Общероссийский классификатор экономических регионов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ОКВЭД</text:p>
          </table:table-cell>
          <table:table-cell office:value-type="string">
            <text:p>Общероссийский классификатор видов экономической деятельности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ОКСО</text:p>
          </table:table-cell>
          <table:table-cell office:value-type="string">
            <text:p>Общероссийский классификатор специальностей по образованию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ОКСВНК</text:p>
          </table:table-cell>
          <table:table-cell office:value-type="string">
            <text:p>Общероссийский классификатор специальностей высшей научной квалификации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ОКНПО</text:p>
          </table:table-cell>
          <table:table-cell office:value-type="string">
            <text:p>Общероссийский классификатор начального профессионального образования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ОКЗ</text:p>
          </table:table-cell>
          <table:table-cell office:value-type="string">
            <text:p>Общероссийский классификатор занятий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ОКПДТР</text:p>
          </table:table-cell>
          <table:table-cell office:value-type="string">
            <text:p>Общероссийский классификатор профессий рабочих, должностей служащих и тарифных разрядов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ОКПИиПВ</text:p>
          </table:table-cell>
          <table:table-cell office:value-type="string">
            <text:p>Общероссийский классификатор полезных ископаемых и подземных вод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ОКВГУМ</text:p>
          </table:table-cell>
          <table:table-cell office:value-type="string">
            <text:p>Общероссийский классификатор видов грузов, упаковки и упаковочных материалов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ОКГР</text:p>
          </table:table-cell>
          <table:table-cell office:value-type="string">
            <text:p>Общероссийский классификатор гидроэнергетических ресурсов</text:p>
          </table:table-cell>
        </table:table-row>
        <table:table-row table:style-name="ro1">
          <table:table-cell table:number-columns-repeated="3"/>
          <table:table-cell office:value-type="string">
            <text:p>КЛАДР</text:p>
          </table:table-cell>
          <table:table-cell/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.03.2010</text:date>, <text:time>22:22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7T22:16:15</meta:creation-date>
    <dc:date>2010-03-27T22:22:30</dc:date>
    <meta:editing-duration>PT00H06M16S</meta:editing-duration>
    <meta:editing-cycles>2</meta:editing-cycles>
    <meta:generator>OpenOffice.org/3.1$Linux OpenOffice.org_project/310m19$Build-9420</meta:generator>
    <meta:document-statistic meta:table-count="3" meta:cell-count="102" meta:object-count="0"/>
  </office:meta>
</office:document-meta>
</file>